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B0000026AC72100066E7205C8.png" manifest:media-type="image/png"/>
  <manifest:file-entry manifest:full-path="Pictures/1000000100000164000002C88E64AC0E2E752810.png" manifest:media-type="image/png"/>
  <manifest:file-entry manifest:full-path="Pictures/10000001000001D8000002C4A46F4A1D708199E5.png" manifest:media-type="image/png"/>
  <manifest:file-entry manifest:full-path="Pictures/100000010000028500000198140123A16CC20B92.png" manifest:media-type="image/png"/>
  <manifest:file-entry manifest:full-path="Pictures/100000010000026A0000022C4015BEB5A2A9F130.png" manifest:media-type="image/png"/>
  <manifest:file-entry manifest:full-path="Pictures/100000010000020F000003208F7FDF060A752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071in" svg:y="0.078in" svg:width="2.802in" svg:height="3.5264in" draw:z-index="0"><draw:image xlink:href="Pictures/100000010000020F000003208F7FDF060A75230C.png" xlink:type="simple" xlink:show="embed" xlink:actuate="onLoad" draw:mime-type="image/png"/></draw:frame><draw:frame draw:style-name="fr1" draw:name="Image2" text:anchor-type="char" svg:x="-0.1346in" svg:y="7.2661in" svg:width="3.2547in" svg:height="2.9283in" draw:z-index="1"><draw:image xlink:href="Pictures/100000010000026A0000022C4015BEB5A2A9F130.png" xlink:type="simple" xlink:show="embed" xlink:actuate="onLoad" draw:mime-type="image/png"/></draw:frame><draw:frame draw:style-name="fr1" draw:name="Image3" text:anchor-type="char" svg:x="-0.3583in" svg:y="4.3008in" svg:width="3.7799in" svg:height="2.3902in" draw:z-index="2"><draw:image xlink:href="Pictures/100000010000028500000198140123A16CC20B92.png" xlink:type="simple" xlink:show="embed" xlink:actuate="onLoad" draw:mime-type="image/png"/></draw:frame><draw:frame draw:style-name="fr1" draw:name="Image4" text:anchor-type="char" svg:x="4in" svg:y="0.361in" svg:width="2.9138in" svg:height="5.828in" draw:z-index="3"><draw:image xlink:href="Pictures/10000001000001D8000002C4A46F4A1D708199E5.png" xlink:type="simple" xlink:show="embed" xlink:actuate="onLoad" draw:mime-type="image/png"/></draw:frame></text:p>
      <text:p text:style-name="P1"><draw:frame draw:style-name="fr1" draw:name="Image5" text:anchor-type="char" svg:x="-0.0882in" svg:y="0.4937in" svg:width="3.0984in" svg:height="4.1717in" draw:z-index="4"><draw:image xlink:href="Pictures/10000001000001CB0000026AC72100066E7205C8.png" xlink:type="simple" xlink:show="embed" xlink:actuate="onLoad" draw:mime-type="image/png"/></draw:frame><draw:frame draw:style-name="fr1" draw:name="Image6" text:anchor-type="char" svg:x="3.3272in" svg:y="0.3327in" svg:width="3.7083in" svg:height="7.4165in" draw:z-index="5"><draw:image xlink:href="Pictures/1000000100000164000002C88E64AC0E2E7528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4:14:47.307491453</meta:creation-date>
    <dc:date>2024-09-13T14:24:14.276288865</dc:date>
    <meta:editing-duration>PT9M28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